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normal" officeooo:rsid="002bef1c" officeooo:paragraph-rsid="001a571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bold" officeooo:rsid="002bef1c" officeooo:paragraph-rsid="002e1e67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12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3" style:family="paragraph" style:parent-style-name="UrbanBody">
      <style:text-properties style:font-name="Arial" fo:font-size="14pt" officeooo:paragraph-rsid="001a571a" style:font-size-asian="14pt" style:font-size-complex="14pt"/>
    </style:style>
    <style:style style:name="P14" style:family="paragraph" style:parent-style-name="UrbanTitle2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paragraph-rsid="003910d4" style:font-size-asian="10pt" style:font-weight-asian="bold" style:font-size-complex="10pt" style:font-weight-complex="bold"/>
    </style:style>
    <style:style style:name="P15" style:family="paragraph" style:parent-style-name="Frame_20_contents">
      <style:text-properties style:font-name="Arial" fo:font-size="10.5pt" officeooo:paragraph-rsid="003910d4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paragraph-rsid="003910d4" style:font-size-asian="11pt" style:font-size-complex="11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910d4" style:font-size-asian="10pt" style:font-size-complex="10pt"/>
    </style:style>
    <style:style style:name="P18" style:family="paragraph" style:parent-style-name="UrbanTitle">
      <style:text-properties style:font-name="Arial" fo:font-size="14pt" officeooo:paragraph-rsid="003910d4" style:font-size-asian="14pt" style:font-size-complex="14pt"/>
    </style:style>
    <style:style style:name="P19" style:family="paragraph" style:parent-style-name="UrbanTitle">
      <style:text-properties style:font-name="Arial" fo:font-size="14pt" style:text-underline-style="none" officeooo:paragraph-rsid="003910d4" style:font-size-asian="14pt" style:font-size-complex="14pt"/>
    </style:style>
    <style:style style:name="P20" style:family="paragraph" style:parent-style-name="UrbanTitle">
      <style:text-properties style:font-name="Arial" fo:font-size="14pt" style:text-underline-style="none" officeooo:paragraph-rsid="002bef1c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text-transform="uppercase" officeooo:rsid="002bef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3b413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2bef1c" fo:background-color="transparent" loext:char-shading-value="0" style:font-weight-asian="normal" style:font-weight-complex="normal"/>
    </style:style>
    <style:style style:name="T17" style:family="text">
      <style:text-properties fo:font-style="normal" officeooo:rsid="002bef1c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02ca0d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22109e"/>
    </style:style>
    <style:style style:name="T2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7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office:annotation><dc:creator>Gauthier Bastien</dc:creator><dc:date>2011-01-13T14:56:41</dc:date><text:p text:style-name="P21"><text:span text:style-name="T28">do text</text:span></text:p><text:p text:style-name="P21"><text:span text:style-name="T28">from document(at=header, format='odt')</text:span></text:p></office:annotation><text:span text:style-name="T21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5">S<text:span text:style-name="T22">PW - </text:span>Département des Permis et Autorisations</text:p>
            <text:p text:style-name="P15"><text:span text:style-name="Emphasis"><text:span text:style-name="T19">Avenue Prince de Liège, 15<text:line-break/>5100 </text:span></text:span><text:span text:style-name="Emphasis"><text:span text:style-name="T20">Namur</text:span></text:span></text:p>
            <text:p text:style-name="P14"><text:span text:style-name="T27">RECOMMANDÉ</text:span></text:p>
          </table:table-cell>
        </table:table-row>
      </table:table>
      <text:p text:style-name="P18"><text:span text:style-name="T3"/></text:p>
      <text:p text:style-name="P19"><text:span text:style-name="T3"/></text:p>
      <text:p text:style-name="P19"><text:span text:style-name="T3">ATTESTATION</text:span><text:span text:style-name="T1"> d'affichage</text:span></text:p>
      <text:p text:style-name="P20"><text:span text:style-name="T5">DE DÉCISION </text:span><text:span text:style-name="T2">D</text:span><text:span text:style-name="T4">U RECOURS</text:span></text:p>
      <text:p text:style-name="P2"/>
      <text:p text:style-name="P3"><office:annotation><dc:creator>sde </dc:creator><dc:date>2011-07-27T10:02:17</dc:date><text:p text:style-name="P21"><text:span text:style-name="T32">do text</text:span></text:p><text:p text:style-name="P21"><text:span text:style-name="T32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21"><text:span text:style-name="T31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21"><text:span text:style-name="T30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2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self.getPortionOutsText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d’Etat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0-04-06T07:36:54.423859817">6 avril 2020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21"><text:span text:style-name="T29">do text</text:span></text:p><text:p text:style-name="P21"><text:span text:style-name="T2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7-20T13:46:32.680258066</meta:creation-date>
    <dc:date>2020-04-06T07:36:54.330758417</dc:date>
    <meta:editing-duration>PT20M22S</meta:editing-duration>
    <meta:editing-cycles>26</meta:editing-cycles>
    <meta:generator>LibreOffice/6.3.5.2$Linux_X86_64 LibreOffice_project/30$Build-2</meta:generator>
    <meta:document-statistic meta:table-count="1" meta:image-count="0" meta:object-count="0" meta:page-count="1" meta:paragraph-count="16" meta:word-count="189" meta:character-count="1292" meta:non-whitespace-character-count="1142"/>
  </office:meta>
</office:document-meta>
</file>